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3324EB35C0E0E55.png" manifest:media-type="image/png"/>
  <manifest:file-entry manifest:full-path="Pictures/100002010000055600000300B03ADA6CEEC7EE3D.png" manifest:media-type="image/png"/>
  <manifest:file-entry manifest:full-path="Pictures/100002010000055600000300C1512E6A9959A526.png" manifest:media-type="image/png"/>
  <manifest:file-entry manifest:full-path="Pictures/10000201000005560000030078EAD946370C7682.png" manifest:media-type="image/png"/>
  <manifest:file-entry manifest:full-path="Pictures/100002010000055600000300D7E1205583262A05.png" manifest:media-type="image/png"/>
  <manifest:file-entry manifest:full-path="Pictures/10000201000005560000030084DCA176AD26D2AA.png" manifest:media-type="image/png"/>
  <manifest:file-entry manifest:full-path="Pictures/100002010000055600000300A7F444EAC7A67CF3.png" manifest:media-type="image/png"/>
  <manifest:file-entry manifest:full-path="Pictures/1000020100000556000003004CE78C5B9E0D7DA9.png" manifest:media-type="image/png"/>
  <manifest:file-entry manifest:full-path="Pictures/10000201000005560000030004E6C5045F74F87A.png" manifest:media-type="image/png"/>
  <manifest:file-entry manifest:full-path="Pictures/1000020100000556000003007489C0D1C6457670.png" manifest:media-type="image/png"/>
  <manifest:file-entry manifest:full-path="Pictures/100002010000055600000300A81335C70F320C24.png" manifest:media-type="image/png"/>
  <manifest:file-entry manifest:full-path="Pictures/100002010000055600000300CA264A0EC9E9FF60.png" manifest:media-type="image/png"/>
  <manifest:file-entry manifest:full-path="Pictures/100002010000055600000300AEFE0AB3C74E94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bdd5" officeooo:paragraph-rsid="0001bdd5"/>
    </style:style>
    <style:style style:name="P2" style:family="paragraph" style:parent-style-name="Standard">
      <style:text-properties officeooo:rsid="00035930" officeooo:paragraph-rsid="00035930"/>
    </style:style>
    <style:style style:name="P3" style:family="paragraph" style:parent-style-name="Standard">
      <style:text-properties officeooo:rsid="0003a369" officeooo:paragraph-rsid="0003a36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/>
      <text:p text:style-name="P1">Ans:</text:p>
      <text:p text:style-name="P1"/>
      <text:p text:style-name="P1"><draw:frame draw:style-name="fr2" draw:name="Image1" text:anchor-type="char" svg:width="17.59cm" svg:height="9.888cm" draw:z-index="0"><draw:image xlink:href="Pictures/100002010000055600000300AEFE0AB3C74E9466.png" xlink:type="simple" xlink:show="embed" xlink:actuate="onLoad" loext:mime-type="image/png"/></draw:frame></text:p>
      <text:p text:style-name="P1"/>
      <text:p text:style-name="P1"><draw:frame draw:style-name="fr2" draw:name="Image3" text:anchor-type="char" svg:width="17.59cm" svg:height="9.888cm" draw:z-index="1"><draw:image xlink:href="Pictures/100002010000055600000300A81335C70F320C24.png" xlink:type="simple" xlink:show="embed" xlink:actuate="onLoad" loext:mime-type="image/png"/></draw:frame></text:p>
      <text:p text:style-name="P1"/>
      <text:p text:style-name="P1"><draw:frame draw:style-name="fr2" draw:name="Image4" text:anchor-type="char" svg:width="17.59cm" svg:height="9.888cm" draw:z-index="2"><draw:image xlink:href="Pictures/1000020100000556000003007489C0D1C6457670.png" xlink:type="simple" xlink:show="embed" xlink:actuate="onLoad" loext:mime-type="image/png"/></draw:frame><text:soft-page-break/></text:p>
      <text:p text:style-name="P1"/>
      <text:p text:style-name="P1"><draw:frame draw:style-name="fr1" draw:name="Image5" text:anchor-type="char" svg:width="17.59cm" svg:height="9.888cm" draw:z-index="3"><draw:image xlink:href="Pictures/100002010000055600000300A7F444EAC7A67CF3.png" xlink:type="simple" xlink:show="embed" xlink:actuate="onLoad" loext:mime-type="image/png"/></draw:frame></text:p>
      <text:p text:style-name="P1"/>
      <text:p text:style-name="P1"/>
      <text:p text:style-name="P1"/>
      <text:p text:style-name="P2"><draw:frame draw:style-name="fr1" draw:name="Image6" text:anchor-type="char" svg:width="17.59cm" svg:height="9.888cm" draw:z-index="4"><draw:image xlink:href="Pictures/10000201000005560000030004E6C5045F74F87A.png" xlink:type="simple" xlink:show="embed" xlink:actuate="onLoad" loext:mime-type="image/png"/></draw:frame><text:soft-page-break/></text:p>
      <text:p text:style-name="P2"/>
      <text:p text:style-name="P2"/>
      <text:p text:style-name="P2">Question2</text:p>
      <text:p text:style-name="P2"/>
      <text:p text:style-name="P2"><draw:frame draw:style-name="fr2" draw:name="Image2" text:anchor-type="char" svg:width="17.59cm" svg:height="9.888cm" draw:z-index="5"><draw:image xlink:href="Pictures/10000201000005560000030084DCA176AD26D2AA.png" xlink:type="simple" xlink:show="embed" xlink:actuate="onLoad" loext:mime-type="image/png"/></draw:frame></text:p>
      <text:p text:style-name="P2"/>
      <text:p text:style-name="P2"><draw:frame draw:style-name="fr1" draw:name="Image7" text:anchor-type="char" svg:width="17.59cm" svg:height="9.888cm" draw:z-index="6"><draw:image xlink:href="Pictures/100002010000055600000300D7E1205583262A05.png" xlink:type="simple" xlink:show="embed" xlink:actuate="onLoad" loext:mime-type="image/png"/></draw:frame><text:soft-page-break/></text:p>
      <text:p text:style-name="P2"/>
      <text:p text:style-name="P3"/>
      <text:p text:style-name="P3"/>
      <text:p text:style-name="P3"/>
      <text:p text:style-name="P3"/>
      <text:p text:style-name="P3"><draw:frame draw:style-name="fr1" draw:name="Image8" text:anchor-type="char" svg:width="17.59cm" svg:height="9.888cm" draw:z-index="7"><draw:image xlink:href="Pictures/10000201000005560000030078EAD946370C7682.png" xlink:type="simple" xlink:show="embed" xlink:actuate="onLoad" loext:mime-type="image/png"/></draw:frame></text:p>
      <text:p text:style-name="P3"/>
      <text:p text:style-name="P3"><text:soft-page-break/>Question3</text:p>
      <text:p text:style-name="P3"/>
      <text:p text:style-name="P3">Ans</text:p>
      <text:p text:style-name="P3"/>
      <text:p text:style-name="P3"><draw:frame draw:style-name="fr2" draw:name="Image9" text:anchor-type="char" svg:width="17.59cm" svg:height="9.888cm" draw:z-index="8"><draw:image xlink:href="Pictures/100002010000055600000300C1512E6A9959A526.png" xlink:type="simple" xlink:show="embed" xlink:actuate="onLoad" loext:mime-type="image/png"/></draw:frame></text:p>
      <text:p text:style-name="P3"/>
      <text:p text:style-name="P3"/>
      <text:p text:style-name="P3"><draw:frame draw:style-name="fr2" draw:name="Image10" text:anchor-type="char" svg:width="17.59cm" svg:height="9.888cm" draw:z-index="9"><draw:image xlink:href="Pictures/100002010000055600000300CA264A0EC9E9FF60.png" xlink:type="simple" xlink:show="embed" xlink:actuate="onLoad" loext:mime-type="image/png"/></draw:frame></text:p>
      <text:p text:style-name="P3"><text:soft-page-break/></text:p>
      <text:p text:style-name="P3"/>
      <text:p text:style-name="P3"><draw:frame draw:style-name="fr1" draw:name="Image11" text:anchor-type="char" svg:width="17.59cm" svg:height="9.888cm" draw:z-index="10"><draw:image xlink:href="Pictures/100002010000055600000300B03ADA6CEEC7EE3D.png" xlink:type="simple" xlink:show="embed" xlink:actuate="onLoad" loext:mime-type="image/png"/></draw:frame></text:p>
      <text:p text:style-name="P3"/>
      <text:p text:style-name="P3"><draw:frame draw:style-name="fr1" draw:name="Image12" text:anchor-type="char" svg:width="17.59cm" svg:height="9.888cm" draw:z-index="11"><draw:image xlink:href="Pictures/1000020100000556000003004CE78C5B9E0D7DA9.png" xlink:type="simple" xlink:show="embed" xlink:actuate="onLoad" loext:mime-type="image/png"/></draw:frame></text:p>
      <text:p text:style-name="P3"/>
      <text:p text:style-name="P3"/>
      <text:p text:style-name="P3"><draw:frame draw:style-name="fr1" draw:name="Image13" text:anchor-type="char" svg:width="17.59cm" svg:height="9.888cm" draw:z-index="12"><draw:image xlink:href="Pictures/10000201000005560000030073324EB35C0E0E5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21:37:12.629973465</meta:creation-date>
    <dc:date>2021-11-30T23:36:10.904653514</dc:date>
    <meta:editing-duration>PT48M32S</meta:editing-duration>
    <meta:editing-cycles>3</meta:editing-cycles>
    <meta:generator>LibreOffice/6.4.7.2$Linux_X86_64 LibreOffice_project/40$Build-2</meta:generator>
    <meta:document-statistic meta:table-count="0" meta:image-count="13" meta:object-count="0" meta:page-count="7" meta:paragraph-count="5" meta:word-count="6" meta:character-count="35" meta:non-whitespace-character-count="34"/>
  </office:meta>
</office:document-meta>
</file>